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keyword">[bölüm2]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def deger_al(bolum,veri):<ns0:line-break/><ns0:s ns0:c="4"/>etkin = False # istenilen yere gelene kadar etkisiz kal<ns0:line-break/><ns0:s ns0:c="4"/>for satir in dosya.icerik.split("\n"):<ns0:line-break/><ns0:s ns0:c="8"/>if "[" + bolum + "]" in satir: # okunan satırda istenilen bölümün başı mı<ns0:line-break/><ns0:s ns0:c="12"/>etkin = True # etkinleştir<ns0:line-break/><ns0:s ns0:c="8"/>if etkin and "=" in satir: # etkinse ve satırda = bulunuyorsa<ns0:line-break/><ns0:s ns0:c="12"/>if satir.split("=")[0] == veri: # = işaretine göre 0. eleman aranan mı<ns0:line-break/><ns0:s ns0:c="16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7</meta:creation-date>
    <dc:creator>a</dc:creator>
    <dc:date>2021-10-01T12:51:47</dc:date>
    <dc:language>en-US</dc:language>
    <meta:editing-cycles>1</meta:editing-cycles>
    <meta:editing-duration>PT00M01S</meta:editing-duration>
    <dc:title>Python dersi</dc:title>
  </office:meta>
</office:document-meta>
</file>